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NimbusMonL-Regu" svg:font-family="NimbusMonL-Regu, 'Times New Roman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944in" fo:margin-left="-0.0854in" table:align="left" style:writing-mode="lr-tb"/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4.3313in"/>
    </style:style>
    <style:style style:name="Table1.C" style:family="table-column">
      <style:table-column-properties style:column-width="0.90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674in" fo:margin-left="-0.0854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0.8861in"/>
    </style:style>
    <style:style style:name="Table2.C" style:family="table-column">
      <style:table-column-properties style:column-width="4.72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674in" fo:margin-left="-0.0854in" table:align="left" style:writing-mode="lr-tb"/>
    </style:style>
    <style:style style:name="Table3.A" style:family="table-column">
      <style:table-column-properties style:column-width="1.175in"/>
    </style:style>
    <style:style style:name="Table3.B" style:family="table-column">
      <style:table-column-properties style:column-width="0.8847in"/>
    </style:style>
    <style:style style:name="Table3.C" style:family="table-column">
      <style:table-column-properties style:column-width="4.607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28pt" fo:font-weight="bold" style:font-size-asian="28pt" style:font-weight-asian="bold" style:font-size-complex="28pt"/>
    </style:style>
    <style:style style:name="P3" style:family="paragraph" style:parent-style-name="Standard">
      <style:paragraph-properties fo:text-align="end" style:justify-single-word="false"/>
      <style:text-properties fo:font-size="28pt" fo:font-weight="bold" style:font-size-asian="28pt" style:font-weight-asian="bold" style:font-size-complex="28pt"/>
    </style:style>
    <style:style style:name="P4" style:family="paragraph" style:parent-style-name="Standard">
      <style:text-properties fo:font-size="28pt" fo:language="en" fo:country="US" fo:font-weight="bold" style:font-size-asian="28pt" style:font-weight-asian="bold" style:font-size-complex="28pt"/>
    </style:style>
    <style:style style:name="P5" style:family="paragraph" style:parent-style-name="Standard">
      <style:paragraph-properties fo:text-align="end" style:justify-single-word="false"/>
      <style:text-properties fo:font-size="48pt" fo:font-weight="bold" style:font-size-asian="48pt" style:font-weight-asian="bold" style:font-size-complex="48pt"/>
    </style:style>
    <style:style style:name="P6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7" style:family="paragraph" style:parent-style-name="Standard"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9" style:family="paragraph" style:parent-style-name="Standard">
      <style:text-properties fo:color="#ff0000" fo:font-size="14pt" fo:language="en" fo:country="US" style:font-size-asian="14pt" style:font-size-complex="14pt"/>
    </style:style>
    <style:style style:name="P10" style:family="paragraph" style:parent-style-name="Standard" style:list-style-name="WW8Num3">
      <style:text-properties fo:color="#ff0000" fo:font-size="16pt" style:font-size-asian="16pt" style:font-size-complex="16pt"/>
    </style:style>
    <style:style style:name="P11" style:family="paragraph" style:parent-style-name="Standard">
      <style:text-properties fo:font-size="16pt" style:font-size-asian="16pt" style:font-size-complex="16pt"/>
    </style:style>
    <style:style style:name="P12" style:family="paragraph" style:parent-style-name="Standard" style:list-style-name="WW8Num3">
      <style:text-properties fo:font-size="16pt" style:font-size-asian="16pt" style:font-size-complex="16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Standard" style:list-style-name="WW8Num15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Standard" style:list-style-name="WW8Num8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Standard" style:list-style-name="WW8Num5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Standard" style:list-style-name="WW8Num10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Standard" style:list-style-name="WW8Num12">
      <style:paragraph-properties fo:text-align="justify" style:justify-single-word="false"/>
      <style:text-properties fo:font-size="14pt" style:font-size-asian="14pt" style:font-size-complex="14pt"/>
    </style:style>
    <style:style style:name="P21" style:family="paragraph" style:parent-style-name="Standard" style:list-style-name="WW8Num6">
      <style:paragraph-properties fo:text-align="justify" style:justify-single-word="false"/>
      <style:text-properties fo:font-size="14pt" style:font-size-asian="14pt" style:font-size-complex="14pt"/>
    </style:style>
    <style:style style:name="P22" style:family="paragraph" style:parent-style-name="Standard" style:list-style-name="WW8Num13">
      <style:paragraph-properties fo:text-align="justify" style:justify-single-word="false"/>
      <style:text-properties fo:font-size="14pt" style:font-size-asian="14pt" style:font-size-complex="14pt"/>
    </style:style>
    <style:style style:name="P23" style:family="paragraph" style:parent-style-name="Standard" style:list-style-name="WW8Num16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Standard" style:list-style-name="WW8Num9">
      <style:paragraph-properties fo:text-align="justify" style:justify-single-word="false"/>
      <style:text-properties fo:font-size="14pt" style:font-size-asian="14pt" style:font-size-complex="14pt"/>
    </style:style>
    <style:style style:name="P25" style:family="paragraph" style:parent-style-name="Standard" style:list-style-name="WW8Num7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WW8Num2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Standard" style:list-style-name="WW8Num4">
      <style:paragraph-properties fo:text-align="justify" style:justify-single-word="false"/>
      <style:text-properties fo:font-size="14pt" style:font-size-asian="14pt" style:font-size-complex="14pt"/>
    </style:style>
    <style:style style:name="P28" style:family="paragraph" style:parent-style-name="Standard" style:list-style-name="WW8Num14">
      <style:paragraph-properties fo:text-align="justify" style:justify-single-word="false"/>
      <style:text-properties fo:font-size="14pt" style:font-size-asian="14pt" style:font-size-complex="14pt"/>
    </style:style>
    <style:style style:name="P29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30" style:family="paragraph" style:parent-style-name="Standard" style:list-style-name="WW8Num11">
      <style:text-properties fo:font-size="14pt" style:font-size-asian="14pt" style:font-size-complex="14pt"/>
    </style:style>
    <style:style style:name="P31" style:family="paragraph" style:parent-style-name="Standard">
      <style:text-properties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text-align="justify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text-properties fo:font-size="14pt" fo:language="en" fo:country="US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 style:list-style-name="WW8Num11"/>
    <style:style style:name="P39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0pt" style:font-size-asian="10pt" style:font-name-complex="Calibri" style:font-size-complex="10pt"/>
    </style:style>
    <style:style style:name="P42" style:family="paragraph" style:parent-style-name="Standard">
      <style:paragraph-properties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P43" style:family="paragraph" style:parent-style-name="Standard" style:list-style-name="L1"/>
    <style:style style:name="P44" style:family="paragraph" style:parent-style-name="Standard">
      <style:paragraph-properties fo:margin-left="0.1972in" fo:margin-right="0in" fo:text-indent="0in" style:auto-text-indent="false"/>
      <style:text-properties fo:font-size="28pt" fo:font-weight="bold" style:font-size-asian="28pt" style:font-weight-asian="bold" style:font-size-complex="28pt"/>
    </style:style>
    <style:style style:name="P45" style:family="paragraph" style:parent-style-name="Standard">
      <style:paragraph-properties fo:margin-left="0.1972in" fo:margin-right="0in" fo:text-indent="0in" style:auto-text-indent="false"/>
      <style:text-properties fo:color="#ff0000" fo:font-size="28pt" fo:font-weight="bold" style:font-size-asian="28pt" style:font-weight-asian="bold" style:font-size-complex="28pt"/>
    </style:style>
    <style:style style:name="P46" style:family="paragraph" style:parent-style-name="Standard">
      <style:paragraph-properties fo:margin-left="0.1972in" fo:margin-right="0in" fo:text-indent="0in" style:auto-text-indent="false" fo:break-before="page"/>
      <style:text-properties fo:font-size="28pt" fo:font-weight="bold" style:font-size-asian="28pt" style:font-weight-asian="bold" style:font-size-complex="28pt"/>
    </style:style>
    <style:style style:name="P47" style:family="paragraph" style:parent-style-name="Standard">
      <style:paragraph-properties fo:margin-left="0.1972in" fo:margin-right="0in" fo:text-indent="0in" style:auto-text-indent="false" fo:break-before="page"/>
      <style:text-properties fo:font-size="28pt" style:font-size-asian="28pt" style:font-size-complex="28pt"/>
    </style:style>
    <style:style style:name="P48" style:family="paragraph" style:parent-style-name="Standard" style:list-style-name="WW8Num3">
      <style:paragraph-properties fo:margin-left="0in" fo:margin-right="0in" fo:text-indent="0in" style:auto-text-indent="false"/>
      <style:text-properties fo:font-size="16pt" style:font-size-asian="16pt" style:font-size-complex="16pt"/>
    </style:style>
    <style:style style:name="P49" style:family="paragraph" style:parent-style-name="Standard">
      <style:paragraph-properties fo:margin-left="0.25in" fo:margin-right="0in" fo:text-indent="0in" style:auto-text-indent="false"/>
      <style:text-properties fo:font-size="16pt" style:font-size-asian="16pt" style:font-size-complex="16pt"/>
    </style:style>
    <style:style style:name="P50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5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53" style:family="paragraph" style:parent-style-name="Standard">
      <style:paragraph-properties fo:margin-left="0.25in" fo:margin-right="0in" fo:text-indent="0in" style:auto-text-indent="false"/>
      <style:text-properties fo:font-size="28pt" fo:font-weight="bold" style:font-size-asian="28pt" style:font-weight-asian="bold" style:font-size-complex="28pt"/>
    </style:style>
    <style:style style:name="P54" style:family="paragraph" style:parent-style-name="Standard">
      <style:paragraph-properties fo:margin-left="0.55in" fo:margin-right="0in" fo:text-indent="0in" style:auto-text-indent="false"/>
      <style:text-properties fo:font-size="16pt" style:font-size-asian="16pt" style:font-size-complex="16pt"/>
    </style:style>
    <style:style style:name="P55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style:font-size-asian="14pt" style:font-size-complex="14pt"/>
    </style:style>
    <style:style style:name="P56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fo:font-weight="bold" style:font-size-asian="14pt" style:font-weight-asian="bold" style:font-size-complex="14pt"/>
    </style:style>
    <style:style style:name="P5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margin-left="0.5in" fo:margin-right="0in" fo:text-indent="0in" style:auto-text-indent="false" style:text-autospace="none"/>
      <style:text-properties style:font-name="Calibri" fo:font-size="10pt" style:font-size-asian="10pt" style:font-name-complex="Calibri" style:font-size-complex="10pt"/>
    </style:style>
    <style:style style:name="P5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alibri" fo:font-size="10pt" style:font-size-asian="10pt" style:font-name-complex="Calibri" style:font-size-complex="10pt"/>
    </style:style>
    <style:style style:name="P60" style:family="paragraph" style:parent-style-name="Standard">
      <style:paragraph-properties fo:margin-left="0.5in" fo:margin-right="0in" fo:text-indent="0in" style:auto-text-indent="false" style:text-autospace="none"/>
      <style:text-properties style:font-name="Calibri" fo:font-size="10pt" fo:language="en" fo:country="US" style:font-size-asian="10pt" style:font-name-complex="Calibri" style:font-size-complex="10pt"/>
    </style:style>
    <style:style style:name="P6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62" style:family="paragraph" style:parent-style-name="Standard">
      <style:paragraph-properties fo:margin-left="0.5in" fo:margin-right="0in" fo:text-indent="0in" style:auto-text-indent="false" style:text-autospace="none"/>
      <style:text-properties fo:font-size="10pt" style:font-size-asian="10pt" style:font-size-complex="10pt"/>
    </style:style>
    <style:style style:name="P6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6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65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NimbusMonL-Regu" fo:font-size="10pt" fo:language="en" fo:country="US" style:font-size-asian="10pt" style:font-name-complex="NimbusMonL-Regu" style:font-size-complex="10pt"/>
    </style:style>
    <style:style style:name="P66" style:family="paragraph" style:parent-style-name="Standard">
      <style:paragraph-properties fo:break-before="page"/>
      <style:text-properties fo:font-size="28pt" fo:font-weight="bold" style:font-size-asian="28pt" style:font-weight-asian="bold" style:font-size-complex="28pt"/>
    </style:style>
    <style:style style:name="P67" style:family="paragraph" style:parent-style-name="Standard">
      <style:paragraph-properties fo:text-align="justify" style:justify-single-word="false" fo:break-before="page"/>
      <style:text-properties fo:font-size="28pt" fo:font-weight="bold" style:font-size-asian="28pt" style:font-weight-asian="bold" style:font-size-complex="28pt"/>
    </style:style>
    <style:style style:name="P68" style:family="paragraph" style:parent-style-name="Standard">
      <style:paragraph-properties fo:break-before="page"/>
      <style:text-properties fo:font-size="28pt" style:font-size-asian="28pt" style:font-size-complex="28pt"/>
    </style:style>
    <style:style style:name="P69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70" style:family="paragraph" style:parent-style-name="Standard">
      <style:paragraph-properties fo:margin-left="0.3937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71" style:family="paragraph" style:parent-style-name="Standard">
      <style:paragraph-properties fo:margin-left="0.3937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72" style:family="paragraph" style:parent-style-name="Standard">
      <style:paragraph-properties fo:margin-left="0.7874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73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style:font-size-asian="14pt" style:font-size-complex="14pt"/>
    </style:style>
    <style:style style:name="P74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fo:font-weight="bold" style:font-size-asian="14pt" style:font-weight-asian="bold" style:font-size-complex="14pt"/>
    </style:style>
    <style:style style:name="P7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color="#000000" fo:font-size="14pt" fo:font-weight="bold" style:font-size-asian="14pt" style:font-weight-asian="bold" style:font-size-complex="14pt"/>
    </style:style>
    <style:style style:name="P76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color="#000000" fo:font-size="14pt" style:font-size-asian="14pt" style:font-size-complex="14pt"/>
    </style:style>
    <style:style style:name="P77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color="#000000" fo:font-size="28pt" fo:font-weight="bold" style:font-size-asian="28pt" style:font-weight-asian="bold" style:font-size-complex="28pt"/>
    </style:style>
    <style:style style:name="P78" style:family="paragraph" style:parent-style-name="Standard">
      <style:paragraph-properties fo:margin-left="1.1437in" fo:margin-right="0in" fo:text-indent="0in" style:auto-text-indent="false">
        <style:tab-stops>
          <style:tab-stop style:position="5.3854in"/>
        </style:tab-stops>
      </style:paragraph-properties>
      <style:text-properties fo:font-size="28pt" fo:font-weight="bold" style:font-size-asian="28pt" style:font-weight-asian="bold" style:font-size-complex="28pt"/>
    </style:style>
    <style:style style:name="P79" style:family="paragraph" style:parent-style-name="Standard" style:master-page-name="First_20_Page">
      <style:paragraph-properties fo:text-align="end" style:justify-single-word="false" style:page-number="auto"/>
      <style:text-properties fo:font-size="28pt" fo:font-weight="bold" style:font-size-asian="28pt" style:font-weight-asian="bold" style:font-size-complex="2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/>
    </style:style>
    <style:style style:name="T6" style:family="text">
      <style:text-properties fo:color="#ff0000" fo:font-size="14pt" style:font-size-asian="14pt" style:font-size-complex="14pt"/>
    </style:style>
    <style:style style:name="T7" style:family="text">
      <style:text-properties fo:color="#ff0000" fo:font-size="14pt" fo:language="en" fo:country="US" style:font-size-asian="14pt" style:font-size-complex="14pt"/>
    </style:style>
    <style:style style:name="T8" style:family="text">
      <style:text-properties fo:color="#ff0000" fo:language="en" fo:country="US"/>
    </style:style>
    <style:style style:name="T9" style:family="text">
      <style:text-properties fo:font-size="28pt" fo:font-weight="bold" style:font-size-asian="28pt" style:font-weight-asian="bold" style:font-size-complex="28pt"/>
    </style:style>
    <style:style style:name="T10" style:family="text">
      <style:text-properties fo:font-size="28pt" fo:language="en" fo:country="US" fo:font-weight="bold" style:font-size-asian="28pt" style:font-weight-asian="bold" style:font-size-complex="28pt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NimbusMonL-Regu" style:font-name-complex="NimbusMonL-Regu"/>
    </style:style>
    <style:style style:name="T17" style:family="text">
      <style:text-properties style:font-name="NimbusMonL-Regu" fo:language="en" fo:country="US" style:font-name-complex="NimbusMonL-Regu"/>
    </style:style>
    <style:style style:name="T18" style:family="text">
      <style:text-properties style:font-name="Calibri" style:font-name-complex="Calibri"/>
    </style:style>
    <style:style style:name="T19" style:family="text">
      <style:text-properties style:font-name="Calibri" style:font-name-asian="Calibri" style:font-name-complex="Calibri"/>
    </style:style>
    <style:style style:name="T20" style:family="text">
      <style:text-properties style:font-name="Calibri" fo:language="en" fo:country="US" style:font-name-complex="Calibri"/>
    </style:style>
    <style:style style:name="T21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22" style:family="text">
      <style:text-properties style:font-name="Calibri" fo:font-size="10pt" fo:language="en" fo:country="US" style:font-size-asian="10pt" style:font-name-complex="Calibri" style:font-size-complex="10pt"/>
    </style:style>
    <style:style style:name="T23" style:family="text">
      <style:text-properties fo:color="#000000"/>
    </style:style>
    <style:style style:name="T24" style:family="text">
      <style:text-properties fo:color="#c00000"/>
    </style:style>
    <style:style style:name="T25" style:family="text">
      <style:text-properties fo:color="#c00000" fo:font-size="28pt" fo:font-weight="bold" style:font-size-asian="28pt" style:font-weight-asian="bold" style:font-size-complex="2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Спецификация требований</text:p>
      <text:p text:style-name="P3">к</text:p>
      <text:p text:style-name="P3">решению задачи конкурса <text:span text:style-name="T1">ICFPC</text:span></text:p>
      <text:p text:style-name="P5">___________________</text:p>
      <text:p text:style-name="P6"/>
      <text:p text:style-name="P6">Версия 1.2<text:span text:style-name="T1">.</text:span><text:span text:style-name="T5"> </text:span></text:p>
      <text:p text:style-name="P6"/>
      <text:p text:style-name="P6"/>
      <text:p text:style-name="P6">Составили:</text:p>
      <text:p text:style-name="P6">Беляевский К.О.</text:p>
      <text:p text:style-name="P6">Галузин В.Д.</text:p>
      <text:p text:style-name="P6">Минеев А.В.</text:p>
      <text:p text:style-name="P6">Половцев А.М.</text:p>
      <text:p text:style-name="P6">Шпилевский Я.В.</text:p>
      <text:p text:style-name="P6"/>
      <text:p text:style-name="P6"/>
      <text:p text:style-name="P6">каф. КСПТ ФТК СПбГПУ</text:p>
      <text:p text:style-name="P6"/>
      <text:p text:style-name="P6">17 сен 2012</text:p>
      <text:p text:style-name="P46">Оглавление</text:p>
      <text:p text:style-name="P8"><text:span text:style-name="T1">TBD</text:span>: номера страниц в оглавление</text:p>
      <text:p text:style-name="P11"/>
      <text:p text:style-name="P11">Оглавление</text:p>
      <text:p text:style-name="P11">История версий</text:p>
      <text:list xml:id="list320986646" text:style-name="WW8Num3">
        <text:list-item>
          <text:p text:style-name="P48">Введение</text:p>
          <text:list>
            <text:list-item>
              <text:p text:style-name="P12">Назначение<text:span text:style-name="T1"> </text:span>и область действия</text:p>
            </text:list-item>
            <text:list-item>
              <text:p text:style-name="P12">Определения, акронимы и сокращения</text:p>
            </text:list-item>
            <text:list-item>
              <text:p text:style-name="P12">Краткий обзор</text:p>
            </text:list-item>
            <text:list-item>
              <text:p text:style-name="P12">Литература</text:p>
            </text:list-item>
          </text:list>
        </text:list-item>
      </text:list>
      <text:p text:style-name="P11">­­­­</text:p>
      <text:list xml:id="list468229587" text:continue-numbering="true" text:style-name="WW8Num3">
        <text:list-item>
          <text:p text:style-name="P48">Общее описание</text:p>
          <text:list>
            <text:list-item>
              <text:p text:style-name="P12">Функции изделия</text:p>
            </text:list-item>
            <text:list-item>
              <text:p text:style-name="P12">Характеристики пользователя</text:p>
            </text:list-item>
            <text:list-item>
              <text:p text:style-name="P12">Ограничения</text:p>
            </text:list-item>
            <text:list-item>
              <text:p text:style-name="P12">Разделение требований</text:p>
            </text:list-item>
          </text:list>
        </text:list-item>
      </text:list>
      <text:p text:style-name="P49"/>
      <text:list xml:id="list1905258659" text:continue-numbering="true" text:style-name="WW8Num3">
        <text:list-item>
          <text:p text:style-name="P48">Требования к внешнему интерфейсу</text:p>
          <text:list>
            <text:list-item>
              <text:p text:style-name="P12">Пользовательские интерфейсы</text:p>
            </text:list-item>
            <text:list-item>
              <text:p text:style-name="P12">Программные интерфейсы</text:p>
            </text:list-item>
          </text:list>
        </text:list-item>
      </text:list>
      <text:p text:style-name="P49"/>
      <text:list xml:id="list211477439" text:continue-numbering="true" text:style-name="WW8Num3">
        <text:list-item>
          <text:p text:style-name="P48">Особенности системы</text:p>
          <text:list>
            <text:list-item>
              <text:p text:style-name="P10">Особенность 1</text:p>
            </text:list-item>
          </text:list>
        </text:list-item>
      </text:list>
      <text:p text:style-name="P54"/>
      <text:list xml:id="list177477469" text:continue-numbering="true" text:style-name="WW8Num3">
        <text:list-item>
          <text:p text:style-name="P48">Нефункциональные требования</text:p>
          <text:list>
            <text:list-item>
              <text:p text:style-name="P12">Требования производительности</text:p>
            </text:list-item>
            <text:list-item>
              <text:p text:style-name="P12">Требования надежности</text:p>
            </text:list-item>
          </text:list>
        </text:list-item>
      </text:list>
      <text:p text:style-name="P46">История версий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Дата</text:p>
          </table:table-cell>
          <table:table-cell table:style-name="Table1.A1" office:value-type="string">
            <text:p text:style-name="P31">Причины изменений</text:p>
          </table:table-cell>
          <table:table-cell table:style-name="Table1.C1" office:value-type="string">
            <text:p text:style-name="P31">Версия</text:p>
          </table:table-cell>
        </table:table-row>
        <table:table-row table:style-name="Table1.1">
          <table:table-cell table:style-name="Table1.A1" office:value-type="string">
            <text:p text:style-name="P13">17 сен 2012</text:p>
          </table:table-cell>
          <table:table-cell table:style-name="Table1.A1" office:value-type="string">
            <text:p text:style-name="P13">Изначальная версия</text:p>
          </table:table-cell>
          <table:table-cell table:style-name="Table1.C1" office:value-type="string">
            <text:p text:style-name="P13">1.0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21 </text:span>сен 2012</text:p>
          </table:table-cell>
          <table:table-cell table:style-name="Table1.A1" office:value-type="string">
            <text:p text:style-name="P13">Техническое задание реструктурировано</text:p>
          </table:table-cell>
          <table:table-cell table:style-name="Table1.C1" office:value-type="string">
            <text:p text:style-name="P13">1.<text:span text:style-name="T1">1</text:span></text:p>
          </table:table-cell>
        </table:table-row>
        <table:table-row table:style-name="Table1.1">
          <table:table-cell table:style-name="Table1.A1" office:value-type="string">
            <text:p text:style-name="P13">4 окт 2012</text:p>
          </table:table-cell>
          <table:table-cell table:style-name="Table1.A1" office:value-type="string">
            <text:p text:style-name="P13">Дополнены последние пункты</text:p>
          </table:table-cell>
          <table:table-cell table:style-name="Table1.C1" office:value-type="string">
            <text:p text:style-name="P13">1.2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14"/>
          </table:table-cell>
          <table:table-cell table:style-name="Table1.C1" office:value-type="string">
            <text:p text:style-name="P14"/>
          </table:table-cell>
        </table:table-row>
      </table:table>
      <text:p text:style-name="P46">1. Введение</text:p>
      <text:p text:style-name="P15"/>
      <text:p text:style-name="P55">В качестве задания предложено решить задачу конкурса <text:span text:style-name="T1">ICFPC</text:span> (<text:span text:style-name="T1">International</text:span> <text:span text:style-name="T1">Conference</text:span> <text:span text:style-name="T1">on</text:span> <text:span text:style-name="T1">Functional</text:span> <text:span text:style-name="T1">Programming</text:span> <text:span text:style-name="T1">Contest</text:span>) [1]. Подробная спецификация задания приведена в последующих главах.</text:p>
      <text:p text:style-name="P55"/>
      <text:p text:style-name="P55">Краткая информация:</text:p>
      <text:p text:style-name="P55">Необходимо реализовать логику управления роботом, который будет исследовать карту, находить на ней определенные объекты, избегая любых препятствий, и доставлять их в определенную точку карты. Также необходимо создать окружение для проверки качества реализованного алгоритма.</text:p>
      <text:p text:style-name="P55"/>
      <text:p text:style-name="P56"/>
      <text:p text:style-name="P46">1.1. Назначение и область действия</text:p>
      <text:p text:style-name="P15"/>
      <text:p text:style-name="P55">Поставлена задача создания полного программного окружения конкурса <text:span text:style-name="T1">ICFPC</text:span>:</text:p>
      <text:list xml:id="list865854298" text:style-name="WW8Num15">
        <text:list-item>
          <text:p text:style-name="P16">создание логики управления роботом;</text:p>
        </text:list-item>
        <text:list-item>
          <text:p text:style-name="P16">создание симулятора, который будет рассчитывать изменения карты и текущее состояние игры после каждого действия робота (о возможных действиях робота и состояниях игры см. в п. 2);</text:p>
        </text:list-item>
        <text:list-item>
          <text:p text:style-name="P16">создание трехмерного интерфейса пользователя.</text:p>
        </text:list-item>
      </text:list>
      <text:p text:style-name="P50"/>
      <text:p text:style-name="P55">Для этого необходимо решить следующие задачи:</text:p>
      <text:list xml:id="list1929768017" text:style-name="WW8Num8">
        <text:list-item>
          <text:p text:style-name="P17">описать логику работы робота, который будет искать по заданной карте определенные предметы и рассчитывать пути прохода к ним и путь выхода с карты;</text:p>
        </text:list-item>
        <text:list-item>
          <text:p text:style-name="P17">робот может быть уничтожен, поэтому необходимо обеспечить его выживаемость;</text:p>
        </text:list-item>
        <text:list-item>
          <text:p text:style-name="P17">описать симулятор, рассчитывающий изменения карты и текущее состояние игры;</text:p>
        </text:list-item>
        <text:list-item>
          <text:p text:style-name="P17">учитывать временные ограничения (до 160 сек);</text:p>
        </text:list-item>
        <text:list-item>
          <text:p text:style-name="P17">создать трехмерный интерфейс для визуализации прохождения роботом карты как в ручном, так и в автоматическом режиме;</text:p>
        </text:list-item>
        <text:list-item>
          <text:p text:style-name="P17">различные дополнительные требования, которые могут быть добавлены в процессе разработки.</text:p>
        </text:list-item>
      </text:list>
      <text:p text:style-name="P51"/>
      <text:p text:style-name="P57"/>
      <text:p text:style-name="P46">1.2. Определения, акронимы и сокращения</text:p>
      <text:p text:style-name="P13"/>
      <text:p text:style-name="P13">ОС – операционная система.</text:p>
      <text:p text:style-name="P35">ICFPC – International Conference on Functional Programming Contest.</text:p>
      <text:p text:style-name="P35"/>
      <text:p text:style-name="P46">1.3. Краткий обзор</text:p>
      <text:p text:style-name="P15"/>
      <text:p text:style-name="P15"/>
      <text:p text:style-name="P15">Цель игры – перемещаться по карте и собирать лямбды, избегая препятствий и опасных участков.</text:p>
      <text:p text:style-name="P15">В игре существует система набора очков (подробнее см. в п. 2).</text:p>
      <text:p text:style-name="P15"/>
      <text:p text:style-name="P15">Пользователь или реализуемый алгоритм должны выбирать оптимальный путь и оценивать нерациональные и безвыходные ситуации (подробнее см. в п. 2).</text:p>
      <text:p text:style-name="P15"><text:s/></text:p>
      <text:p text:style-name="P67">1.4. Литература</text:p>
      <text:p text:style-name="P13"/>
      <text:list xml:id="list582724014" text:style-name="WW8Num11">
        <text:list-item>
          <text:p text:style-name="P38"><text:span text:style-name="T12">Описание задания: </text:span><text:a xlink:type="simple" xlink:href="http://www-fp.cs.st-andrews.ac.uk/~icfppc/task.pdf"><text:span text:style-name="Internet_20_link"><text:span text:style-name="T13">http</text:span></text:span></text:a><text:a xlink:type="simple" xlink:href="http://www-fp.cs.st-andrews.ac.uk/~icfppc/task.pdf"><text:span text:style-name="Internet_20_link"><text:span text:style-name="T12">://</text:span></text:span></text:a><text:a xlink:type="simple" xlink:href="http://www-fp.cs.st-andrews.ac.uk/~icfppc/task.pdf"><text:span text:style-name="Internet_20_link"><text:span text:style-name="T13">www</text:span></text:span></text:a><text:a xlink:type="simple" xlink:href="http://www-fp.cs.st-andrews.ac.uk/~icfppc/task.pdf"><text:span text:style-name="Internet_20_link"><text:span text:style-name="T12">-</text:span></text:span></text:a><text:a xlink:type="simple" xlink:href="http://www-fp.cs.st-andrews.ac.uk/~icfppc/task.pdf"><text:span text:style-name="Internet_20_link"><text:span text:style-name="T13">fp</text:span></text:span></text:a><text:a xlink:type="simple" xlink:href="http://www-fp.cs.st-andrews.ac.uk/~icfppc/task.pdf"><text:span text:style-name="Internet_20_link"><text:span text:style-name="T12">.</text:span></text:span></text:a><text:a xlink:type="simple" xlink:href="http://www-fp.cs.st-andrews.ac.uk/~icfppc/task.pdf"><text:span text:style-name="Internet_20_link"><text:span text:style-name="T13">cs</text:span></text:span></text:a><text:a xlink:type="simple" xlink:href="http://www-fp.cs.st-andrews.ac.uk/~icfppc/task.pdf"><text:span text:style-name="Internet_20_link"><text:span text:style-name="T12">.</text:span></text:span></text:a><text:a xlink:type="simple" xlink:href="http://www-fp.cs.st-andrews.ac.uk/~icfppc/task.pdf"><text:span text:style-name="Internet_20_link"><text:span text:style-name="T13">st</text:span></text:span></text:a><text:a xlink:type="simple" xlink:href="http://www-fp.cs.st-andrews.ac.uk/~icfppc/task.pdf"><text:span text:style-name="Internet_20_link"><text:span text:style-name="T12">-</text:span></text:span></text:a><text:a xlink:type="simple" xlink:href="http://www-fp.cs.st-andrews.ac.uk/~icfppc/task.pdf"><text:span text:style-name="Internet_20_link"><text:span text:style-name="T13">andrews</text:span></text:span></text:a><text:a xlink:type="simple" xlink:href="http://www-fp.cs.st-andrews.ac.uk/~icfppc/task.pdf"><text:span text:style-name="Internet_20_link"><text:span text:style-name="T12">.</text:span></text:span></text:a><text:a xlink:type="simple" xlink:href="http://www-fp.cs.st-andrews.ac.uk/~icfppc/task.pdf"><text:span text:style-name="Internet_20_link"><text:span text:style-name="T13">ac</text:span></text:span></text:a><text:a xlink:type="simple" xlink:href="http://www-fp.cs.st-andrews.ac.uk/~icfppc/task.pdf"><text:span text:style-name="Internet_20_link"><text:span text:style-name="T12">.</text:span></text:span></text:a><text:a xlink:type="simple" xlink:href="http://www-fp.cs.st-andrews.ac.uk/~icfppc/task.pdf"><text:span text:style-name="Internet_20_link"><text:span text:style-name="T13">uk</text:span></text:span></text:a><text:a xlink:type="simple" xlink:href="http://www-fp.cs.st-andrews.ac.uk/~icfppc/task.pdf"><text:span text:style-name="Internet_20_link"><text:span text:style-name="T12">/~</text:span></text:span></text:a><text:a xlink:type="simple" xlink:href="http://www-fp.cs.st-andrews.ac.uk/~icfppc/task.pdf"><text:span text:style-name="Internet_20_link"><text:span text:style-name="T13">icfppc</text:span></text:span></text:a><text:a xlink:type="simple" xlink:href="http://www-fp.cs.st-andrews.ac.uk/~icfppc/task.pdf"><text:span text:style-name="Internet_20_link"><text:span text:style-name="T12">/</text:span></text:span></text:a><text:a xlink:type="simple" xlink:href="http://www-fp.cs.st-andrews.ac.uk/~icfppc/task.pdf"><text:span text:style-name="Internet_20_link"><text:span text:style-name="T13">task</text:span></text:span></text:a><text:a xlink:type="simple" xlink:href="http://www-fp.cs.st-andrews.ac.uk/~icfppc/task.pdf"><text:span text:style-name="Internet_20_link"><text:span text:style-name="T12">.</text:span></text:span></text:a><text:a xlink:type="simple" xlink:href="http://www-fp.cs.st-andrews.ac.uk/~icfppc/task.pdf"><text:span text:style-name="Internet_20_link"><text:span text:style-name="T13">pdf</text:span></text:span></text:a></text:p>
        </text:list-item>
        <text:list-item>
          <text:p text:style-name="P30"/>
        </text:list-item>
      </text:list>
      <text:p text:style-name="P46">2. Общее описание</text:p>
      <text:p text:style-name="P13"/>
      <text:p text:style-name="P15">Существуют 2 основных режима работы данной программы:</text:p>
      <text:list xml:id="list1095960014" text:style-name="WW8Num5">
        <text:list-item>
          <text:p text:style-name="P18">автоматический поиск;</text:p>
        </text:list-item>
        <text:list-item>
          <text:p text:style-name="P18">ручной поиск.</text:p>
        </text:list-item>
      </text:list>
      <text:p text:style-name="P15"/>
      <text:p text:style-name="P15">Робот должен перемещаться по карте и собирать лямбды.</text:p>
      <text:p text:style-name="P15">Карта представляет собой двумерный массив из <text:span text:style-name="T1">ASCII</text:span>-символов.</text:p>
      <text:p text:style-name="P15">После каждого хода робота карта обновляется слева направо, сверху вниз.</text:p>
      <text:p text:style-name="P15"/>
      <text:p text:style-name="P15"><text:span text:style-name="T11">Правила обновления карты </text:span>(в скобках указаны координаты ячеек карты)<text:span text:style-name="T11">:</text:span></text:p>
      <text:p text:style-name="P36"/>
      <text:list xml:id="list958894036" text:style-name="WW8Num10">
        <text:list-item>
          <text:p text:style-name="P19">если ячейка (х, у) содержит камень и <text:s/>ячейка (х, у-1) пуста, то после обновления ячейка (х, у) будет пуста, а ячейка (х, у-1) будет содержать камень;</text:p>
        </text:list-item>
        <text:list-item>
          <text:p text:style-name="P19">если ячейка (х, у) содержит камень и <text:s/>ячейка (х, у-1) содержит камень, и ячейки (х+1, у) и (х+1, у-1) пусты, то после обновления ячейка (х, у) будет пуста, а ячейка (х+1, у-1) будет содержать камень;</text:p>
        </text:list-item>
        <text:list-item>
          <text:p text:style-name="P19">если ячейка (х, у) содержит камень и <text:s/>ячейка (х, у-1) содержит камень, а ячейки (х+1, у) или (х+1, у-1) не пусты, но ячейки (х-1, у) <text:s/>и (х-1, у-1) пусты, то после обновления ячейка (х, у) будет пуста, а ячейка (х-1, у-1) будет содержать камень;</text:p>
        </text:list-item>
        <text:list-item>
          <text:p text:style-name="P19">если ячейка (х, у) содержит камень и <text:s/>ячейка (х, у-1) содержит лямбду, и ячейки (х+1, у) и (х+1, у-1) пусты, то после обновления ячейка (х, у) будет пуста, а ячейка (х+1, у-1) будет содержать камень;</text:p>
        </text:list-item>
        <text:list-item>
          <text:p text:style-name="P19">если ячейка содержит закрытый лифт, и все лямбды были собраны, после обновления она будет содержать открытый лифт;</text:p>
        </text:list-item>
        <text:list-item>
          <text:p text:style-name="P19">в остальных случаях обновления не происходит.</text:p>
        </text:list-item>
      </text:list>
      <text:p text:style-name="P15"/>
      <text:p text:style-name="P33"/>
      <text:p text:style-name="P69">Обновление карты – особенности:</text:p>
      <text:p text:style-name="P36"/>
      <text:p text:style-name="P15">Следующая ситуация возникает в результате того, что при обновлении используется старая карта: каждый камень падает в фактически свободную ячейку.</text:p>
      <text:p text:style-name="P15"/>
      <text:p text:style-name="P39"><text:span text:style-name="T16">#*</text:span><text:span text:style-name="T18"> <text:s/></text:span><text:span text:style-name="T16"><text:s/>*# </text:span><text:span text:style-name="T18"><text:tab/><text:tab/></text:span><text:span text:style-name="T16"># </text:span><text:span text:style-name="T18"><text:s text:c="6"/></text:span><text:span text:style-name="T16">#</text:span></text:p>
      <text:p text:style-name="P39"><text:span text:style-name="T16">#* </text:span><text:span text:style-name="T18"><text:s text:c="2"/></text:span><text:span text:style-name="T16">*# </text:span><text:span text:style-name="T18"><text:tab/></text:span><text:span text:style-name="T16">------&gt; </text:span><text:span text:style-name="T18"><text:tab/></text:span><text:span text:style-name="T16">#***#</text:span></text:p>
      <text:p text:style-name="P40"><text:span text:style-name="T16">#####</text:span><text:span text:style-name="T18"><text:tab/><text:tab/></text:span><text:span text:style-name="T16">#####</text:span></text:p>
      <text:p text:style-name="P15"><text:span text:style-name="T11"/></text:p>
      <text:p text:style-name="P15"><text:span text:style-name="T11">Состояния игры:</text:span></text:p>
      <text:p text:style-name="P33"/>
      <text:list xml:id="list2027263513" text:style-name="WW8Num12">
        <text:list-item>
          <text:p text:style-name="P20">победа – игрок собрал все лямбды и вышел в лифт;</text:p>
        </text:list-item>
        <text:list-item>
          <text:p text:style-name="P20">прерывание – игрок прервал игру (<text:span text:style-name="T1">Abort</text:span>);</text:p>
        </text:list-item>
        <text:list-item>
          <text:p text:style-name="P20">поражение – игрок погиб: если робот находится в ячейке (х, у) и ячейка (х, у+1) содержит камень, который оказался там после обновления карты;</text:p>
        </text:list-item>
        <text:list-item>
          <text:p text:style-name="P20">во всех остальных случаях – продолжение игры.</text:p>
        </text:list-item>
      </text:list>
      <text:p text:style-name="P15"/>
      <text:p text:style-name="P33">Безвыходные ситуации:</text:p>
      <text:p text:style-name="P33"/>
      <text:list xml:id="list1262810541" text:style-name="WW8Num6">
        <text:list-item>
          <text:p text:style-name="P21">робот оказывается в таком состоянии, что любой его следующий шаг приведет к гибели или отсутствует возможность совершить ход (в приведенном ниже примере при шаге вниз за лямбдой робот будет уничтожен камнем, остальные шаги заблокированы; в следующем примере робот заблокирован камнями и не может совершить ход):</text:p>
        </text:list-item>
      </text:list>
      <text:p text:style-name="P36"/>
      <text:p text:style-name="P62"><text:span text:style-name="T19"><text:s text:c="5"/></text:span><text:span text:style-name="T16">*</text:span><text:span text:style-name="T17">**</text:span></text:p>
      <text:p text:style-name="P58">**<text:span text:style-name="T1">R**</text:span></text:p>
      <text:p text:style-name="P63"><text:span text:style-name="T18">**</text:span><text:span text:style-name="T17"> \**</text:span></text:p>
      <text:p text:style-name="P59"/>
      <text:p text:style-name="P60">####</text:p>
      <text:p text:style-name="P60">#R**</text:p>
      <text:p text:style-name="P63"><text:span text:style-name="T20">#</text:span><text:span text:style-name="T18">*</text:span><text:span text:style-name="T17">**</text:span></text:p>
      <text:p text:style-name="P65">####</text:p>
      <text:p text:style-name="P61"/>
      <text:list xml:id="list1716870684" text:continue-numbering="true" text:style-name="WW8Num6">
        <text:list-item>
          <text:p text:style-name="P21">часть лямбд может быть заблокирована камнями:</text:p>
        </text:list-item>
      </text:list>
      <text:p text:style-name="P36"/>
      <text:p text:style-name="P60">####</text:p>
      <text:p text:style-name="P60">#\ **</text:p>
      <text:p text:style-name="P63"><text:span text:style-name="T20">#</text:span><text:span text:style-name="T18">*</text:span><text:span text:style-name="T17">**</text:span></text:p>
      <text:p text:style-name="P65">####</text:p>
      <text:p text:style-name="P52"><text:tab/></text:p>
      <text:list xml:id="list757125955" text:continue-numbering="true" text:style-name="WW8Num6">
        <text:list-item>
          <text:p text:style-name="P21">выход с карты может быть заблокирован камнями: </text:p>
        </text:list-item>
      </text:list>
      <text:p text:style-name="P33"/>
      <text:p text:style-name="P63"><text:span text:style-name="T18">*</text:span><text:span text:style-name="T17">******</text:span></text:p>
      <text:p text:style-name="P65">###o###</text:p>
      <text:p text:style-name="P41"><text:soft-page-break/></text:p>
      <text:p text:style-name="P33">Система накопления баллов:</text:p>
      <text:p text:style-name="P36"/>
      <text:list xml:id="list390500339" text:style-name="WW8Num13">
        <text:list-item>
          <text:p text:style-name="P22">за каждую собранную лямбду игрок получает 25 очков;</text:p>
        </text:list-item>
        <text:list-item>
          <text:p text:style-name="P22">за каждый ход игрок теряет 1 очко;</text:p>
        </text:list-item>
        <text:list-item>
          <text:p text:style-name="P22">за ожидание игрок теряет 1 очко;</text:p>
        </text:list-item>
        <text:list-item>
          <text:p text:style-name="P22">за успешное завершение карты и прохождение к лифту игрок получает +50 очков за каждую собранную лямбду;</text:p>
        </text:list-item>
        <text:list-item>
          <text:p text:style-name="P22">за прерывание игрок получает +25 очков за каждую собранную лямбду;</text:p>
        </text:list-item>
      </text:list>
      <text:list xml:id="list576009589" text:style-name="WW8Num16">
        <text:list-item>
          <text:p text:style-name="P23">в случае гибели или нарушения временных ограничений (для автоматического поиска) игрок получает 0 очков.</text:p>
        </text:list-item>
      </text:list>
      <text:p text:style-name="P33"/>
      <text:p text:style-name="P69">Нерациональные ситуации:</text:p>
      <text:p text:style-name="P33"/>
      <text:list xml:id="list629907273" text:continue-list="list757125955" text:style-name="WW8Num6">
        <text:list-item>
          <text:p text:style-name="P21">проход робота к цели (лямбда или открытый лифт) занимает больше ходов, чем можно использовать:</text:p>
          <text:list>
            <text:list-item>
              <text:p text:style-name="P21"><text:s/>для карты на которой размещена всего 1 лямбда:<text:span text:style-name="T11"> </text:span>если лямбда находится в более чем 50 шагах от точки старта и расстояние от лямбды до лифта больше, чем 25 шагов, то не рационально собирать ее, поскольку итоговый результат будет меньше нуля.</text:p>
            </text:list-item>
          </text:list>
        </text:list-item>
        <text:list-item>
          <text:p text:style-name="P21">ситуации, когда следующий ход ведет к блокированию пути:</text:p>
          <text:list>
            <text:list-item>
              <text:p text:style-name="P21">сбор лямбд по прямой приведет к блокированию пути и невозможности продолжить игру (подробнее см. выше про безвыходные ситуации):</text:p>
            </text:list-item>
          </text:list>
        </text:list-item>
      </text:list>
      <text:p text:style-name="P58"><text:span text:style-name="T1">#</text:span>***</text:p>
      <text:p text:style-name="P59"><text:span text:style-name="T1">#</text:span>\ \ \<text:span text:style-name="T1">R</text:span></text:p>
      <text:p text:style-name="P64"><text:span text:style-name="T18">#</text:span></text:p>
      <text:p text:style-name="P33">Допустимые символы на карте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3">Имя</text:p>
          </table:table-cell>
          <table:table-cell table:style-name="Table2.A1" office:value-type="string">
            <text:p text:style-name="P33">Символ</text:p>
          </table:table-cell>
          <table:table-cell table:style-name="Table2.C1" office:value-type="string">
            <text:p text:style-name="P33">Описание</text:p>
          </table:table-cell>
        </table:table-row>
        <table:table-row table:style-name="Table2.1">
          <table:table-cell table:style-name="Table2.A1" office:value-type="string">
            <text:p text:style-name="P15">Робот</text:p>
          </table:table-cell>
          <table:table-cell table:style-name="Table2.A1" office:value-type="string">
            <text:p text:style-name="P36">R</text:p>
          </table:table-cell>
          <table:table-cell table:style-name="Table2.C1" office:value-type="string">
            <text:p text:style-name="P15">Поисковый робот, ищет лямбды</text:p>
          </table:table-cell>
        </table:table-row>
        <table:table-row table:style-name="Table2.1">
          <table:table-cell table:style-name="Table2.A1" office:value-type="string">
            <text:p text:style-name="P15">Лямбда</text:p>
          </table:table-cell>
          <table:table-cell table:style-name="Table2.A1" office:value-type="string">
            <text:p text:style-name="P36">\</text:p>
          </table:table-cell>
          <table:table-cell table:style-name="Table2.C1" office:value-type="string">
            <text:p text:style-name="P15">Лямбда – объект, который ищет робот</text:p>
          </table:table-cell>
        </table:table-row>
        <table:table-row table:style-name="Table2.1">
          <table:table-cell table:style-name="Table2.A1" office:value-type="string">
            <text:p text:style-name="P15">Стена</text:p>
          </table:table-cell>
          <table:table-cell table:style-name="Table2.A1" office:value-type="string">
            <text:p text:style-name="P36">#</text:p>
          </table:table-cell>
          <table:table-cell table:style-name="Table2.C1" office:value-type="string">
            <text:p text:style-name="P15">Непроходимое препятствие, ограничивает карту</text:p>
          </table:table-cell>
        </table:table-row>
        <table:table-row table:style-name="Table2.1">
          <table:table-cell table:style-name="Table2.A1" office:value-type="string">
            <text:p text:style-name="P15">Воздух</text:p>
          </table:table-cell>
          <table:table-cell table:style-name="Table2.A1" office:value-type="string">
            <text:p text:style-name="P34"/>
          </table:table-cell>
          <table:table-cell table:style-name="Table2.C1" office:value-type="string">
            <text:p text:style-name="P15">Проход, по которому можно пройти, так же по воздуху может упасть камень</text:p>
          </table:table-cell>
        </table:table-row>
        <table:table-row table:style-name="Table2.1">
          <table:table-cell table:style-name="Table2.A1" office:value-type="string">
            <text:p text:style-name="P15">Земля</text:p>
          </table:table-cell>
          <table:table-cell table:style-name="Table2.A1" office:value-type="string">
            <text:p text:style-name="P36">.</text:p>
          </table:table-cell>
          <table:table-cell table:style-name="Table2.C1" office:value-type="string">
            <text:p text:style-name="P15">Блок, который можно прокопать</text:p>
          </table:table-cell>
        </table:table-row>
        <table:table-row table:style-name="Table2.1">
          <table:table-cell table:style-name="Table2.A1" office:value-type="string">
            <text:p text:style-name="P15">Камень</text:p>
          </table:table-cell>
          <table:table-cell table:style-name="Table2.A1" office:value-type="string">
            <text:p text:style-name="P36">*</text:p>
          </table:table-cell>
          <table:table-cell table:style-name="Table2.C1" office:value-type="string">
            <text:p text:style-name="P15">Блок, который можно двигать в горизонтальной плоскости. Может падать, если под ним есть воздух. Может упасть на робота и уничтожить его. Может скатиться с другого камня, если есть свободное место. Падает всегда вправо (если есть место) или влево (если вариант падения вправо заблокирован).</text:p>
          </table:table-cell>
        </table:table-row>
        <table:table-row table:style-name="Table2.1">
          <table:table-cell table:style-name="Table2.A1" office:value-type="string">
            <text:p text:style-name="P15">Закрытый лифт</text:p>
          </table:table-cell>
          <table:table-cell table:style-name="Table2.A1" office:value-type="string">
            <text:p text:style-name="P36">L</text:p>
          </table:table-cell>
          <table:table-cell table:style-name="Table2.C1" office:value-type="string">
            <text:p text:style-name="P15">Выход из шахты, откроется после сбора всех лямбд.</text:p>
          </table:table-cell>
        </table:table-row>
        <table:table-row table:style-name="Table2.1">
          <table:table-cell table:style-name="Table2.A1" office:value-type="string">
            <text:p text:style-name="P15">Открытый лифт</text:p>
          </table:table-cell>
          <table:table-cell table:style-name="Table2.A1" office:value-type="string">
            <text:p text:style-name="P36">O</text:p>
          </table:table-cell>
          <table:table-cell table:style-name="Table2.C1" office:value-type="string">
            <text:p text:style-name="P15">Выход из шахты.</text:p>
          </table:table-cell>
        </table:table-row>
      </table:table>
      <text:p text:style-name="Standard"/>
      <text:p text:style-name="P33">Возможные действия робота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3">Действие</text:p>
          </table:table-cell>
          <table:table-cell table:style-name="Table3.A1" office:value-type="string">
            <text:p text:style-name="P33">Символ</text:p>
          </table:table-cell>
          <table:table-cell table:style-name="Table3.C1" office:value-type="string">
            <text:p text:style-name="P33">Описание</text:p>
          </table:table-cell>
        </table:table-row>
        <table:table-row table:style-name="Table3.1">
          <table:table-cell table:style-name="Table3.A1" office:value-type="string">
            <text:p text:style-name="P15">Шаг вверх</text:p>
          </table:table-cell>
          <table:table-cell table:style-name="Table3.A1" office:value-type="string">
            <text:p text:style-name="P36">U</text:p>
          </table:table-cell>
          <table:table-cell table:style-name="Table3.C1" office:value-type="string">
            <text:p text:style-name="P15">Шаг вверх</text:p>
          </table:table-cell>
        </table:table-row>
        <table:table-row table:style-name="Table3.1">
          <table:table-cell table:style-name="Table3.A1" office:value-type="string">
            <text:p text:style-name="P15">Шаг вниз</text:p>
          </table:table-cell>
          <table:table-cell table:style-name="Table3.A1" office:value-type="string">
            <text:p text:style-name="P36">D</text:p>
          </table:table-cell>
          <table:table-cell table:style-name="Table3.C1" office:value-type="string">
            <text:p text:style-name="P15">Шаг вниз</text:p>
          </table:table-cell>
        </table:table-row>
        <table:table-row table:style-name="Table3.1">
          <table:table-cell table:style-name="Table3.A1" office:value-type="string">
            <text:p text:style-name="P15">Шаг влево</text:p>
          </table:table-cell>
          <table:table-cell table:style-name="Table3.A1" office:value-type="string">
            <text:p text:style-name="P36">L</text:p>
          </table:table-cell>
          <table:table-cell table:style-name="Table3.C1" office:value-type="string">
            <text:p text:style-name="P15">Шаг влево</text:p>
          </table:table-cell>
        </table:table-row>
        <table:table-row table:style-name="Table3.1">
          <table:table-cell table:style-name="Table3.A1" office:value-type="string">
            <text:p text:style-name="P15">Шаг вправо</text:p>
          </table:table-cell>
          <table:table-cell table:style-name="Table3.A1" office:value-type="string">
            <text:p text:style-name="P36">R</text:p>
          </table:table-cell>
          <table:table-cell table:style-name="Table3.C1" office:value-type="string">
            <text:p text:style-name="P15">Шаг вправо</text:p>
          </table:table-cell>
        </table:table-row>
        <table:table-row table:style-name="Table3.1">
          <table:table-cell table:style-name="Table3.A1" office:value-type="string">
            <text:p text:style-name="P15">Ожидание</text:p>
          </table:table-cell>
          <table:table-cell table:style-name="Table3.A1" office:value-type="string">
            <text:p text:style-name="P36">W</text:p>
          </table:table-cell>
          <table:table-cell table:style-name="Table3.C1" office:value-type="string">
            <text:p text:style-name="P15">Ожидание – робот не совершает перемещение</text:p>
          </table:table-cell>
        </table:table-row>
        <table:table-row table:style-name="Table3.1">
          <table:table-cell table:style-name="Table3.A1" office:value-type="string">
            <text:p text:style-name="P15">Прерывание</text:p>
          </table:table-cell>
          <table:table-cell table:style-name="Table3.A1" office:value-type="string">
            <text:p text:style-name="P36">A</text:p>
          </table:table-cell>
          <table:table-cell table:style-name="Table3.C1" office:value-type="string">
            <text:p text:style-name="P15"><text:span text:style-name="T1">Abort - </text:span>завершение игры</text:p>
          </table:table-cell>
        </table:table-row>
      </table:table>
      <text:p text:style-name="P37"><text:span text:style-name="T12">Все действия, кроме прерывания, приводят к пересчету карты. </text:span></text:p>
      <text:p text:style-name="P44"><text:soft-page-break/>2.1. Функции изделия</text:p>
      <text:p text:style-name="P70"/>
      <text:p text:style-name="P70">Режим 1. Автоматический.</text:p>
      <text:p text:style-name="P70"/>
      <text:p text:style-name="P70">Вариант использования 1 «Основной сценарий работы»</text:p>
      <text:p text:style-name="P70"/>
      <text:p text:style-name="P72">1. Происходит поиск пути. Через 150 с гарантированно выдается последовательность команд управления роботом. (Алгоритм поиска и, в частности, реакция на <text:span text:style-name="T1">SIGINT</text:span> являются деталями реализации.) Это требование дает гарантию того, что через 150 с управляющая последовательность будет выдана, при этом эта последовательность либо приводит к открытому лифту, либо завершается командой “<text:span text:style-name="T1">Abort</text:span>”.)</text:p>
      <text:p text:style-name="P72">2. Происходит симуляция. Выдается количество заработанных очков.</text:p>
      <text:p text:style-name="P72">3. Происходит визуализация прохождения робота по найденному пути.</text:p>
      <text:p text:style-name="P72"/>
      <text:p text:style-name="P70">Вариант использования 2 «Сокращённый сценарий работы»</text:p>
      <text:p text:style-name="P70"/>
      <text:p text:style-name="P71">Сценарий необходим для тестирования различных реализаций алгоритма поиска пути.</text:p>
      <text:p text:style-name="P72">1. Происходит поиск пути. Через 150 с гарантированно выдается последовательность команд управления роботом. (Алгоритм поиска и, в частности, реакция на <text:span text:style-name="T1">SIGINT</text:span> являются деталями реализации.) Это требование дает гарантию того, что через 150 с управляющая последовательность будет выдана, при этом эта последовательность либо приводит к открытому лифту, либо завершается командой “<text:span text:style-name="T1">Abort</text:span>”.)</text:p>
      <text:p text:style-name="P72">2. Происходит симуляция. Выдается количество заработанных очков.</text:p>
      <text:p text:style-name="P72"/>
      <text:p text:style-name="P74"><text:span text:style-name="T23">Режим 2. Интерактивный.</text:span> </text:p>
      <text:p text:style-name="P74"/>
      <text:p text:style-name="P74">Вариант использования 1 «<text:span text:style-name="T23">Интерактивный</text:span> сценарий работы»</text:p>
      <text:p text:style-name="P74"/>
      <text:p text:style-name="P73">Сценарий используется для ручного управления роботом.</text:p>
      <text:p text:style-name="P71">Пользователь управляет роботом и самостоятельно ищет объекты. Каждый ход происходит подсчет промежуточного результата, и этот результат выводится пользователю.</text:p>
      <text:p text:style-name="P46">2.2. Характеристики пользователя</text:p>
      <text:p text:style-name="P13"/>
      <text:p text:style-name="P13">Поскольку в программе предусмотрено 2 режима, следовательно, действия пользователя для них будут различаться.</text:p>
      <text:p text:style-name="P13"/>
      <text:p text:style-name="P75">В режиме 1 (Автоматический)</text:p>
      <text:p text:style-name="P76"/>
      <text:p text:style-name="P76">В этом режиме робот автоматически ищет пути прохода и выдает результат в виде последовательностей ходов. Пользователь должен задать карту, которую будет исследовать робот, и получить итоговую последовательность ходов.</text:p>
      <text:p text:style-name="P76"/>
      <text:p text:style-name="P75">В режиме 2 (Интерактивный)</text:p>
      <text:p text:style-name="P76"/>
      <text:p text:style-name="P76">В этом режиме управление роботом предоставляется пользователю. Пользователь может пошагово перемещать робота по карте и собирать лямбды. Пользователь должен задать карту, которую он собирается исследовать.</text:p>
      <text:p text:style-name="P77"/>
      <text:p text:style-name="P47"><text:span text:style-name="T11">2.3. Ограничения</text:span></text:p>
      <text:p text:style-name="P13"/>
      <text:list xml:id="list1921612739" text:style-name="WW8Num9">
        <text:list-item>
          <text:p text:style-name="P24">Ограничения разрабатываемых программ:</text:p>
          <text:list>
            <text:list-item>
              <text:p text:style-name="P24">Ограничения интерфейса программы:</text:p>
              <text:list>
                <text:list-item>
                  <text:p text:style-name="P24">Допустимые <text:span text:style-name="T1">ASCII</text:span>-символы на входе (Карта: <text:span text:style-name="T1">R</text:span>, #, *, \, <text:span text:style-name="T1">L</text:span>, <text:span text:style-name="T1">O</text:span>, ., [<text:span text:style-name="T1">SPACE</text:span>])</text:p>
                </text:list-item>
                <text:list-item>
                  <text:p text:style-name="P24">Допустимые <text:span text:style-name="T1">ASCII</text:span>-символы на выходе (Команды робота: <text:span text:style-name="T1">L</text:span>,<text:span text:style-name="T1">R</text:span>,<text:span text:style-name="T1">D</text:span>,<text:span text:style-name="T1">U</text:span>,<text:span text:style-name="T1">W</text:span>,<text:span text:style-name="T1">A</text:span>)</text:p>
                </text:list-item>
              </text:list>
            </text:list-item>
          </text:list>
        </text:list-item>
      </text:list>
      <text:list xml:id="list1435668172" text:style-name="WW8Num7">
        <text:list-item>
          <text:p text:style-name="P25">Ограничения производительности:</text:p>
        </text:list-item>
      </text:list>
      <text:list xml:id="list263781904" text:continue-list="list1921612739" text:style-name="WW8Num9">
        <text:list-item>
          <text:list>
            <text:list-item>
              <text:p text:style-name="P24">По классу метрик «задержки»:</text:p>
              <text:list>
                <text:list-item>
                  <text:p text:style-name="P24">До 160 секунд на отработку алгоритма поиска пути и выдачи последовательности команд робота</text:p>
                </text:list-item>
              </text:list>
            </text:list-item>
          </text:list>
        </text:list-item>
        <text:list-item>
          <text:p text:style-name="P24">Ограничения на целевую платформу:</text:p>
          <text:list>
            <text:list-item>
              <text:p text:style-name="P24">ОС:</text:p>
              <text:list>
                <text:list-item>
                  <text:p text:style-name="P24"><text:span text:style-name="T1">Debian</text:span> <text:span text:style-name="T1">Squeeze</text:span> <text:span text:style-name="T1">i</text:span>386</text:p>
                </text:list-item>
              </text:list>
            </text:list-item>
            <text:list-item>
              <text:p text:style-name="P24">Аппаратное обеспечение:</text:p>
              <text:list>
                <text:list-item>
                  <text:p text:style-name="P24"><text:span text:style-name="T1">CPU</text:span>: архитектура <text:span text:style-name="T1">x</text:span>86 или <text:span text:style-name="T1">x</text:span>86_64</text:p>
                </text:list-item>
                <text:list-item>
                  <text:p text:style-name="P24">1 <text:span text:style-name="T1">GB RAM</text:span></text:p>
                </text:list-item>
              </text:list>
            </text:list-item>
          </text:list>
        </text:list-item>
      </text:list>
      <text:p text:style-name="P9"/>
      <text:p text:style-name="P46">2.<text:span text:style-name="T1">4</text:span>. Разделение требований</text:p>
      <text:p text:style-name="P7"/>
      <text:p text:style-name="P15">1 этап:</text:p>
      <text:list xml:id="list656036634" text:style-name="WW8Num2">
        <text:list-item>
          <text:p text:style-name="P26">Создание симулятора</text:p>
        </text:list-item>
        <text:list-item>
          <text:p text:style-name="P26">Создание первой версии алгоритма управления роботом</text:p>
        </text:list-item>
      </text:list>
      <text:p text:style-name="P46">3. Требования к внешним интерфейсам</text:p>
      <text:p text:style-name="P13"/>
      <text:p text:style-name="P15">В данном разделе описаны различные требования к интерфейсам:</text:p>
      <text:list xml:id="list1493850996" text:style-name="WW8Num4">
        <text:list-item>
          <text:p text:style-name="P27">пользовательскому;</text:p>
        </text:list-item>
        <text:list-item>
          <text:p text:style-name="P27">программному.</text:p>
        </text:list-item>
      </text:list>
      <text:p text:style-name="P46">3.1. Пользовательский интерфейс</text:p>
      <text:p text:style-name="P13"/>
      <text:p text:style-name="P33">Режим 1. Автоматический:</text:p>
      <text:p text:style-name="P33"/>
      <text:list xml:id="list2071468259" text:style-name="WW8Num14">
        <text:list-item>
          <text:p text:style-name="P28">Пользователь задает входную карту, которая состоит из <text:span text:style-name="T1">ASCII</text:span> символов.</text:p>
        </text:list-item>
        <text:list-item>
          <text:p text:style-name="P28">Пользователь получает последовательность ходов робота.</text:p>
        </text:list-item>
        <text:list-item>
          <text:p text:style-name="P28">С помощью симулятора пользователь может наблюдать прохождение найденного роботом пути.</text:p>
        </text:list-item>
      </text:list>
      <text:p text:style-name="P15"/>
      <text:p text:style-name="P42">Режим 2. Интерактивный:</text:p>
      <text:p text:style-name="P42"/>
      <text:list xml:id="list938549506" text:continue-numbering="true" text:style-name="WW8Num14">
        <text:list-item>
          <text:p text:style-name="P28">Пользователь задает входную карту, которая состоит из <text:span text:style-name="T1">ASCII</text:span> символов.</text:p>
        </text:list-item>
        <text:list-item>
          <text:p text:style-name="P28">Пользователь управляет роботом способом, указанным в описании.</text:p>
        </text:list-item>
        <text:list-item>
          <text:p text:style-name="P28">Интерактивно ведется подсчет очков пользователя и проверка на уничтожение робота.</text:p>
        </text:list-item>
      </text:list>
      <text:p text:style-name="P4"/>
      <text:p text:style-name="P13"/>
      <text:p text:style-name="P78"><text:tab/></text:p>
      <text:p text:style-name="P46">3.<text:span text:style-name="T1">2</text:span>. Программные интерфейсы</text:p>
      <text:p text:style-name="P53"/>
      <text:list xml:id="list1216891990" text:continue-numbering="true" text:style-name="WW8Num14">
        <text:list-item>
          <text:p text:style-name="P28">На стандартный поток ввода поступает карта, которая состоит из <text:span text:style-name="T1">ASCII</text:span>-символов.</text:p>
        </text:list-item>
        <text:list-item>
          <text:p text:style-name="P28">В стандартный поток вывода записывается последовательность ходов робота.</text:p>
        </text:list-item>
        <text:list-item>
          <text:p text:style-name="P28">Использование механизма сигналов.</text:p>
          <text:list>
            <text:list-item>
              <text:p text:style-name="P28">Обработка сигнала <text:span text:style-name="T1">SIGINT</text:span>.</text:p>
            </text:list-item>
          </text:list>
        </text:list-item>
      </text:list>
      <text:p text:style-name="P46">4. Особенности системы</text:p>
      <text:p text:style-name="P8"/>
      <text:p text:style-name="P15">В данном разделе описаны различные особенности системы:</text:p>
      <text:p text:style-name="P8"><text:span text:style-name="T1">TBD</text:span>: Описать особенности алгоритма (<text:span text:style-name="T1">A</text:span>* и пр.)</text:p>
      <text:p text:style-name="P8"><text:span text:style-name="T1">TBD</text:span>: Описать особенности визуализатора</text:p>
      <text:p text:style-name="P46"><text:span text:style-name="T24">4.1.</text:span><text:span text:style-name="T5"> Трехмерный интерфейс</text:span></text:p>
      <text:p text:style-name="P13"/>
      <text:p text:style-name="P46">5. Нефункциональные требования</text:p>
      <text:p text:style-name="P15"/>
      <text:p text:style-name="P15">В данном разделе описаны различные нефункциональные требования:</text:p>
      <text:list xml:id="list1030266607" text:style-name="WW8Num1">
        <text:list-item>
          <text:p text:style-name="P29">требования к производительности</text:p>
        </text:list-item>
        <text:list-item>
          <text:p text:style-name="P29">требования к совместимости</text:p>
        </text:list-item>
      </text:list>
      <text:p text:style-name="P44"/>
      <text:p text:style-name="P68"><text:span text:style-name="T11">5.1. Требования к производительности</text:span></text:p>
      <text:p text:style-name="P1"><text:span text:style-name="T11"/></text:p>
      <text:list xml:id="list978127394" text:style-name="L1">
        <text:list-item>
          <text:list>
            <text:list-item>
              <text:p text:style-name="P43"><text:span text:style-name="T12">По классу метрик «задержки»:</text:span></text:p>
            </text:list-item>
          </text:list>
        </text:list-item>
      </text:list>
      <text:list xml:id="list510436602" text:continue-list="list263781904" text:style-name="WW8Num9">
        <text:list-item>
          <text:list>
            <text:list-item>
              <text:list>
                <text:list-item>
                  <text:p text:style-name="P24">До 160 секунд на отработку алгоритма поиска пути и выдачи последовательности команд робота</text:p>
                </text:list-item>
              </text:list>
            </text:list-item>
          </text:list>
        </text:list-item>
      </text:list>
      <text:p text:style-name="P66">5.2. Требования к совместимости</text:p>
      <text:p text:style-name="P8"/>
      <text:list xml:id="list118579307" text:continue-numbering="true" text:style-name="WW8Num9">
        <text:list-item>
          <text:list>
            <text:list-item>
              <text:p text:style-name="P24">ОС:</text:p>
              <text:list>
                <text:list-item>
                  <text:p text:style-name="P24"><text:span text:style-name="T1">Debian</text:span> <text:span text:style-name="T1">Squeeze</text:span> <text:span text:style-name="T1">i</text:span>386</text:p>
                </text:list-item>
              </text:list>
            </text:list-item>
            <text:list-item>
              <text:p text:style-name="P24">Аппаратное обеспечение:</text:p>
              <text:list>
                <text:list-item>
                  <text:p text:style-name="P24"><text:span text:style-name="T1">CPU</text:span>: архитектура <text:span text:style-name="T1">x</text:span>86 или <text:span text:style-name="T1">x</text:span>86_64</text:p>
                </text:list-item>
                <text:list-item>
                  <text:p text:style-name="P24">1 <text:span text:style-name="T1">GB</text:span> <text:span text:style-name="T1">RAM</text:span></text:p>
                </text:list-item>
              </text:list>
            </text:list-item>
          </text:list>
        </text:list-item>
      </text:list>
      <text:p text:style-name="P2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NimbusMonL-Regu" svg:font-family="NimbusMonL-Regu, 'Times New Roman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1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2z0" style:family="text">
      <style:text-properties fo:color="#000000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791in" fo:margin-bottom="0.9791in" fo:margin-left="1.1811in" fo:margin-right="0.5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91in" fo:margin-bottom="0.4402in" style:dynamic-spacing="true"/>
      </style:header-style>
      <style:footer-style>
        <style:header-footer-properties fo:min-height="0.4791in" fo:margin-top="0.4402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ецификация требований</dc:title>
    <meta:initial-creator>user</meta:initial-creator>
    <meta:creation-date>2012-09-28T19:01:00</meta:creation-date>
    <dc:date>2012-10-05T16:10:06</dc:date>
    <meta:editing-cycles>30</meta:editing-cycles>
    <meta:editing-duration>PT56M</meta:editing-duration>
    <meta:generator>LibreOffice/3.5$Linux_X86_64 LibreOffice_project/350m1$Build-2</meta:generator>
    <meta:document-statistic meta:table-count="3" meta:image-count="0" meta:object-count="0" meta:page-count="24" meta:paragraph-count="257" meta:word-count="1641" meta:character-count="10847" meta:non-whitespace-character-count="9960"/>
    <meta:user-defined meta:name="Info 1"/>
    <meta:user-defined meta:name="Info 2"/>
    <meta:user-defined meta:name="Info 3"/>
    <meta:user-defined meta:name="Info 4"/>
  </office:meta>
</office:document-meta>
</file>